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57E97D41B17583F.png" manifest:media-type="image/png"/>
  <manifest:file-entry manifest:full-path="Pictures/100002010000078000000438EAC600CB6152C1A7.png" manifest:media-type="image/png"/>
  <manifest:file-entry manifest:full-path="Pictures/1000020100000780000004387E74CE0150EA77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char" svg:x="0cm" svg:y="0.471cm" svg:width="17.59cm" svg:height="9.894cm" draw:z-index="1"><draw:image xlink:href="Pictures/1000020100000780000004387E74CE0150EA77FF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3" text:anchor-type="char" svg:x="-0.397cm" svg:y="0.639cm" svg:width="17.59cm" svg:height="9.894cm" draw:z-index="2"><draw:image xlink:href="Pictures/100002010000078000000438EAC600CB6152C1A7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-0.238cm" svg:y="5.927cm" svg:width="17.59cm" svg:height="9.894cm" draw:z-index="0"><draw:image xlink:href="Pictures/100002010000078000000438157E97D41B1758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6:30:54.481376161</meta:creation-date>
    <dc:date>2022-09-08T16:34:41.771814604</dc:date>
    <meta:editing-duration>PT3M47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